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fa6" officeooo:paragraph-rsid="00045fa6"/>
    </style:style>
    <style:style style:name="P2" style:family="paragraph" style:parent-style-name="Standard">
      <style:text-properties officeooo:rsid="00045fa6" officeooo:paragraph-rsid="00045fa6"/>
    </style:style>
    <style:style style:name="P3" style:family="paragraph" style:parent-style-name="Standard">
      <style:text-properties officeooo:rsid="0004a06d" officeooo:paragraph-rsid="0004a06d"/>
    </style:style>
    <style:style style:name="P4" style:family="paragraph" style:parent-style-name="Standard">
      <style:text-properties officeooo:rsid="000655bf" officeooo:paragraph-rsid="000655bf"/>
    </style:style>
    <style:style style:name="T1" style:family="text">
      <style:text-properties style:text-position="super 58%"/>
    </style:style>
    <style:style style:name="T2" style:family="text">
      <style:text-properties officeooo:rsid="000680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tober 10<text:span text:style-name="T1">th</text:span>, 2019</text:p>
      <text:p text:style-name="P1"/>
      <text:p text:style-name="P3">Data Visualization</text:p>
      <text:p text:style-name="P3"/>
      <text:p text:style-name="P3">You need to clean data – use Pandas</text:p>
      <text:p text:style-name="P3">you can go to cells, run above to execute code above a cell</text:p>
      <text:p text:style-name="P3"/>
      <text:p text:style-name="P3"/>
      <text:p text:style-name="P4">1</text:p>
      <text:p text:style-name="P4">2</text:p>
      <text:p text:style-name="P4">3</text:p>
      <text:p text:style-name="P4"/>
      <text:p text:style-name="P4"/>
      <text:p text:style-name="P4">2,6,</text:p>
      <text:p text:style-name="P4"/>
      <text:p text:style-name="P4">homework</text:p>
      <text:p text:style-name="P4">do the matrix muliplication problems</text:p>
      <text:p text:style-name="P4"/>
      <text:p text:style-name="P4"><text:span text:style-name="T2">1. </text:span>read about derivatives of math function</text:p>
      <text:p text:style-name="P4"><text:span text:style-name="T2">2. </text:span>read about partial derivativ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0T18:20:25.670109416</meta:creation-date>
    <dc:date>2019-10-10T21:21:49.835072736</dc:date>
    <meta:editing-duration>PT2H48M46S</meta:editing-duration>
    <meta:editing-cycles>4</meta:editing-cycles>
    <meta:generator>LibreOffice/6.3.1.2$Linux_X86_64 LibreOffice_project/30$Build-2</meta:generator>
    <meta:document-statistic meta:table-count="0" meta:image-count="0" meta:object-count="0" meta:page-count="1" meta:paragraph-count="12" meta:word-count="47" meta:character-count="256" meta:non-whitespace-character-count="220"/>
  </office:meta>
</office:document-meta>
</file>